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78edb" style:font-size-asian="12pt" style:font-size-complex="12pt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78b60" style:font-size-asian="12pt" style:font-size-complex="12pt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letter-spacing="normal" fo:font-style="normal" officeooo:paragraph-rsid="004005a8"/>
    </style:style>
    <style:style style:name="P5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40615a" officeooo:paragraph-rsid="0040615a" style:font-size-asian="12pt" style:font-size-complex="12pt"/>
    </style:style>
    <style:style style:name="P7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2aaac9" officeooo:paragraph-rsid="002aaac9" style:font-size-asian="12pt" style:font-size-complex="12pt"/>
    </style:style>
    <style:style style:name="P8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3336a4" officeooo:paragraph-rsid="003336a4" style:font-size-asian="12pt" style:font-size-complex="12pt"/>
    </style:style>
    <style:style style:name="P9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43e574" officeooo:paragraph-rsid="0043e574" style:font-size-asian="12pt" style:font-size-complex="12pt"/>
    </style:style>
    <style:style style:name="T1" style:family="text">
      <style:text-properties officeooo:rsid="001b4781"/>
    </style:style>
    <style:style style:name="T2" style:family="text">
      <style:text-properties fo:font-size="12pt" fo:font-weight="normal" style:font-size-asian="12pt" style:font-size-complex="12pt"/>
    </style:style>
    <style:style style:name="T3" style:family="text">
      <style:text-properties fo:font-size="12pt" fo:font-weight="normal" officeooo:rsid="001db04d" style:font-size-asian="12pt" style:font-size-complex="12pt"/>
    </style:style>
    <style:style style:name="T4" style:family="text">
      <style:text-properties fo:font-size="12pt" fo:font-weight="normal" officeooo:rsid="001b4781" style:font-size-asian="12pt" style:font-size-complex="12pt"/>
    </style:style>
    <style:style style:name="T5" style:family="text">
      <style:text-properties fo:font-size="12pt" fo:font-weight="normal" officeooo:rsid="00278edb" style:font-size-asian="12pt" style:font-size-complex="12pt"/>
    </style:style>
    <style:style style:name="T6" style:family="text">
      <style:text-properties fo:font-size="12pt" fo:font-weight="normal" officeooo:rsid="00424fd7" style:font-size-asian="12pt" style:font-size-complex="12pt"/>
    </style:style>
    <style:style style:name="T7" style:family="text">
      <style:text-properties fo:font-size="12pt" fo:font-weight="normal" officeooo:rsid="00456590" style:font-size-asian="12pt" style:font-size-complex="12pt"/>
    </style:style>
    <style:style style:name="T8" style:family="text">
      <style:text-properties officeooo:rsid="00278edb"/>
    </style:style>
    <style:style style:name="T9" style:family="text">
      <style:text-properties officeooo:rsid="00344661"/>
    </style:style>
    <style:style style:name="T10" style:family="text">
      <style:text-properties officeooo:rsid="003db6f1"/>
    </style:style>
    <style:style style:name="T11" style:family="text">
      <style:text-properties officeooo:rsid="004633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ar</text:span> HR Manager,</text:p>
      <text:p text:style-name="P1"/>
      <text:p text:style-name="P1">Warm Greetings !!!</text:p>
      <text:p text:style-name="P1"/>
      <text:p text:style-name="P4"><text:span text:style-name="T2">I am Nishanth, a recent graduate from the Techni</text:span><text:span text:style-name="T5">cal University of Munich</text:span><text:span text:style-name="T2">. This </text:span><text:span text:style-name="T3">letter</text:span><text:span text:style-name="T2"> is to express my interest in your job opening for a </text:span><text:span text:style-name="T6">Ingenieur (m/w) Embedded Softwareentwicklung</text:span><text:span text:style-name="T2">. With a Bachelor’s degree in Computer Science and Engineering, Master’s degree in Informatics, and an experience of </text:span><text:span text:style-name="T4">a little over </text:span><text:span text:style-name="T2">3 yrs in industry </text:span><text:span text:style-name="T7">and 1 yr in academia </text:span><text:span text:style-name="T2">as a C / C++ software developer, I am confident that I will be an asset to your organization.</text:span></text:p>
      <text:p text:style-name="P1"/>
      <text:p text:style-name="P1">I enjoy taking on responsibilities to work on challenging projects that require me to work outside my comfort and knowledge set. I am a highly self-motivated individual with an interest for developing innovative software products and thereby contribute to the success of your organization.</text:p>
      <text:p text:style-name="P1"/>
      <text:p text:style-name="P2">Your listed requirements <text:span text:style-name="T10">are a good </text:span>match <text:span text:style-name="T10">with </text:span>my skills. <text:span text:style-name="T8">A <text:s/>few that I would like to highlight are mentioned below. I believe that these would be a good fit for your job opening in embedded software development.</text:span></text:p>
      <text:p text:style-name="P2"/>
      <text:list xml:id="list7901221640775548732" text:style-name="L1">
        <text:list-item>
          <text:p text:style-name="P5">Skilled in designing, developing, and <text:s/>testing software using C / C++ on Linux platforms.</text:p>
        </text:list-item>
        <text:list-item>
          <text:p text:style-name="P6">Strong experience in C programming of close to 3 years.</text:p>
        </text:list-item>
        <text:list-item>
          <text:p text:style-name="P7"><text:span text:style-name="T9">Strong experience working on large scale projects and the complete software lifecycle process</text:span>.</text:p>
        </text:list-item>
        <text:list-item>
          <text:p text:style-name="P9">Strong experience in working <text:span text:style-name="T11">with </text:span>protocols for communication among different software sub-systems.</text:p>
        </text:list-item>
        <text:list-item>
          <text:p text:style-name="P8">Strong experience in parallel programming <text:span text:style-name="T10">on multi-core and distributed systems</text:span>.</text:p>
        </text:list-item>
      </text:list>
      <text:p text:style-name="P3"/>
      <text:p text:style-name="P1">Please find attached a copy of my resume with the details of my projects and experiences in software development. </text:p>
      <text:p text:style-name="P1"/>
      <text:p text:style-name="P1">Thank you for your time and consideration. I look forward to speaking with you about this opportunity.</text:p>
      <text:p text:style-name="P1"/>
      <text:p text:style-name="P1"><text:span text:style-name="T1">Best Regards</text:span>,</text:p>
      <text:p text:style-name="P1">Nishanth Nagendr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21:20:58.012960687</meta:creation-date>
    <dc:date>2016-08-16T19:41:37.186406384</dc:date>
    <meta:editing-duration>PT14M15S</meta:editing-duration>
    <meta:editing-cycles>38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69" meta:character-count="1653" meta:non-whitespace-character-count="1400"/>
  </office:meta>
</office:document-meta>
</file>